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 svg:font-family="'Trebuchet MS'"/>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505cm"/>
    </style:style>
    <style:style style:name="Table1.B" style:family="table-column">
      <style:table-column-properties style:column-width="2.184cm"/>
    </style:style>
    <style:style style:name="Table1.C" style:family="table-column">
      <style:table-column-properties style:column-width="1.852cm"/>
    </style:style>
    <style:style style:name="Table1.D" style:family="table-column">
      <style:table-column-properties style:column-width="2.646cm"/>
    </style:style>
    <style:style style:name="Table1.E" style:family="table-column">
      <style:table-column-properties style:column-width="3.57cm"/>
    </style:style>
    <style:style style:name="Table1.F" style:family="table-column">
      <style:table-column-properties style:column-width="3.25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background-color="#cccccc"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le1.B6"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center" style:justify-single-word="false"/>
      <style:text-properties style:font-name="Trebuchet MS1" fo:font-size="10pt" style:font-size-asian="10pt" style:font-size-complex="10pt"/>
    </style:style>
    <style:style style:name="P2" style:family="paragraph" style:parent-style-name="Header">
      <style:paragraph-properties fo:text-align="center" style:justify-single-word="false"/>
      <style:text-properties style:font-name="Trebuchet MS1"/>
    </style:style>
    <style:style style:name="P3" style:family="paragraph" style:parent-style-name="Footer">
      <style:paragraph-properties fo:text-align="center" style:justify-single-word="false"/>
      <style:text-properties style:font-name="Trebuchet MS1" fo:font-size="10pt" style:font-size-asian="10pt" style:font-size-complex="10pt"/>
    </style:style>
    <style:style style:name="P4" style:family="paragraph" style:parent-style-name="Text_20_body">
      <style:text-properties fo:font-variant="normal" fo:text-transform="none" fo:color="#000000" style:text-line-through-style="none" style:font-name="Trebuchet MS1" fo:font-size="14pt" fo:language="en" fo:country="US" fo:font-style="normal" style:text-underline-style="none" fo:font-weight="normal" style:text-blinking="false" fo:background-color="transparent"/>
    </style:style>
    <style:style style:name="P5" style:family="paragraph" style:parent-style-name="Text_20_body">
      <style:text-properties fo:font-variant="normal" fo:text-transform="none" fo:color="#000000" style:text-line-through-style="none" style:font-name="Trebuchet MS1" fo:font-size="14pt" fo:font-style="normal" style:text-underline-style="none" fo:font-weight="normal" style:text-blinking="false" fo:background-color="transparent"/>
    </style:style>
    <style:style style:name="P6" style:family="paragraph" style:parent-style-name="Text_20_body">
      <style:text-properties style:font-name="Trebuchet MS1"/>
    </style:style>
    <style:style style:name="P7" style:family="paragraph" style:parent-style-name="Text_20_body">
      <style:paragraph-properties fo:text-align="justify" style:justify-single-word="false"/>
      <style:text-properties style:font-name="Trebuchet MS1"/>
    </style:style>
    <style:style style:name="P8" style:family="paragraph" style:parent-style-name="Text_20_body">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9" style:family="paragraph" style:parent-style-name="Text_20_body" style:list-style-name="L1">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1" style:family="paragraph" style:parent-style-name="Text_20_body" style:list-style-name="L3">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2" style:family="paragraph" style:parent-style-name="Text_20_body" style:list-style-name="L4">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3" style:family="paragraph" style:parent-style-name="Text_20_body" style:list-style-name="L5">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4" style:family="paragraph" style:parent-style-name="Text_20_body" style:list-style-name="L6">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5" style:family="paragraph" style:parent-style-name="Text_20_body" style:list-style-name="L7">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6" style:family="paragraph" style:parent-style-name="Text_20_body" style:list-style-name="L8">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7" style:family="paragraph" style:parent-style-name="Text_20_body" style:list-style-name="L2">
      <style:paragraph-properties fo:margin-top="0cm" fo:margin-bottom="0cm" fo:text-align="justify" style:justify-single-word="false" fo:background-color="transparent" style:writing-mode="lr-tb">
        <style:background-image/>
      </style:paragraph-properties>
      <style:text-properties style:font-name="Trebuchet MS1"/>
    </style:style>
    <style:style style:name="P18" style:family="paragraph" style:parent-style-name="Text_20_body" style:list-style-name="L5">
      <style:paragraph-properties fo:margin-top="0cm" fo:margin-bottom="0cm" fo:text-align="justify" style:justify-single-word="false" fo:background-color="transparent" style:writing-mode="lr-tb">
        <style:background-image/>
      </style:paragraph-properties>
      <style:text-properties style:font-name="Trebuchet MS1"/>
    </style:style>
    <style:style style:name="P19" style:family="paragraph" style:parent-style-name="Text_20_body" style:list-style-name="L7">
      <style:paragraph-properties fo:margin-top="0cm" fo:margin-bottom="0cm" fo:text-align="justify" style:justify-single-word="false" fo:background-color="transparent" style:writing-mode="lr-tb">
        <style:background-image/>
      </style:paragraph-properties>
      <style:text-properties style:font-name="Trebuchet MS1"/>
    </style:style>
    <style:style style:name="P20"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rebuchet MS1" fo:font-size="36pt" fo:font-style="normal" style:text-underline-style="none" fo:font-weight="normal" style:text-blinking="false" fo:background-color="transparent"/>
    </style:style>
    <style:style style:name="P21"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rebuchet MS1" fo:font-size="14pt" fo:font-style="normal" style:text-underline-style="none" fo:font-weight="normal" style:text-blinking="false" fo:background-color="transparent"/>
    </style:style>
    <style:style style:name="P22"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Trebuchet MS1" fo:font-size="14pt" fo:font-style="normal" style:text-underline-style="none" fo:font-weight="normal" style:text-blinking="false" fo:background-color="transparent"/>
    </style:style>
    <style:style style:name="P23"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rebuchet MS1" fo:font-size="24pt" fo:font-style="normal" style:text-underline-style="none" fo:font-weight="normal" style:text-blinking="false" fo:background-color="transparent"/>
    </style:style>
    <style:style style:name="P24"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25"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26"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Trebuchet MS1" fo:font-size="11pt" fo:font-style="italic" style:text-underline-style="none" fo:font-weight="normal" style:text-blinking="false" fo:background-color="transparent"/>
    </style:style>
    <style:style style:name="P27" style:family="paragraph" style:parent-style-name="Text_20_body">
      <style:paragraph-properties fo:margin-top="0cm" fo:margin-bottom="0cm" fo:text-align="justify" style:justify-single-word="false" style:writing-mode="lr-tb"/>
      <style:text-properties style:font-name="Trebuchet MS1"/>
    </style:style>
    <style:style style:name="P28" style:family="paragraph" style:parent-style-name="Text_20_body">
      <style:paragraph-properties fo:margin-top="0cm" fo:margin-bottom="0cm" fo:text-align="justify" style:justify-single-word="false" fo:break-before="page" style:writing-mode="lr-tb"/>
      <style:text-properties fo:font-variant="normal" fo:text-transform="none" fo:color="#000000" style:text-line-through-style="none" style:font-name="Trebuchet MS1" fo:font-size="14pt" fo:font-style="normal" style:text-underline-style="none" fo:font-weight="normal" style:text-blinking="false" fo:background-color="transparent"/>
    </style:style>
    <style:style style:name="P29" style:family="paragraph" style:parent-style-name="Text_20_body">
      <style:paragraph-properties fo:margin-top="0cm" fo:margin-bottom="0cm" fo:text-align="justify" style:justify-single-word="false" fo:break-before="pag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30" style:family="paragraph" style:parent-style-name="Text_20_body">
      <style:paragraph-properties fo:margin-top="0cm" fo:margin-bottom="0cm" fo:text-align="justify" style:justify-single-word="false" fo:break-before="pag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font-size-asian="11pt" style:font-size-complex="11pt"/>
    </style:style>
    <style:style style:name="P31"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Trebuchet MS1" fo:font-size="11pt" fo:font-style="italic" style:text-underline-style="none" fo:font-weight="normal" style:text-blinking="false" fo:background-color="transparent"/>
    </style:style>
    <style:style style:name="P33"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Trebuchet MS1" style:text-underline-style="none" style:text-blinking="false" fo:background-color="transparent"/>
    </style:style>
    <style:style style:name="P34"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35" style:family="paragraph" style:parent-style-name="Text_20_body">
      <style:paragraph-properties fo:margin-left="1.27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36" style:family="paragraph" style:parent-style-name="Text_20_body">
      <style:paragraph-properties fo:margin-left="1.27cm" fo:margin-right="0cm" fo:margin-top="0cm" fo:margin-bottom="0cm" fo:text-align="justify" style:justify-single-word="false" fo:text-indent="0cm" style:auto-text-indent="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37" style:family="paragraph" style:parent-style-name="Text_20_body">
      <style:paragraph-properties fo:margin-left="1.27cm" fo:margin-right="0cm" fo:margin-top="0cm" fo:margin-bottom="0cm" fo:text-align="justify" style:justify-single-word="false" fo:text-indent="0cm" style:auto-text-indent="false" style:writing-mode="lr-tb"/>
      <style:text-properties fo:font-variant="normal" fo:text-transform="none" fo:color="#000000" style:text-line-through-style="none" style:font-name="Trebuchet MS1" fo:font-size="11pt" fo:font-style="italic" style:text-underline-style="none" fo:font-weight="normal" style:text-blinking="false" fo:background-color="transparent"/>
    </style:style>
    <style:style style:name="P38" style:family="paragraph" style:parent-style-name="Standard" style:master-page-name="First_20_Page">
      <style:paragraph-properties style:page-number="auto"/>
      <style:text-properties style:font-name="Trebuchet MS1"/>
    </style:style>
    <style:style style:name="P39" style:family="paragraph" style:parent-style-name="Standard">
      <style:paragraph-properties fo:break-before="page"/>
      <style:text-properties style:font-name="Trebuchet MS1" fo:font-size="12pt" style:font-size-asian="12pt" style:font-size-complex="12pt"/>
    </style:style>
    <style:style style:name="P40" style:family="paragraph" style:parent-style-name="Standard">
      <style:text-properties style:font-name="Trebuchet MS1"/>
    </style:style>
    <style:style style:name="P41" style:family="paragraph" style:parent-style-name="Standard">
      <style:text-properties style:font-name="Trebuchet MS1" fo:font-size="14pt" style:font-size-asian="14pt" style:font-size-complex="14pt"/>
    </style:style>
    <style:style style:name="P42" style:family="paragraph" style:parent-style-name="Standard">
      <style:text-properties style:font-name="Trebuchet MS1" fo:font-size="7pt" style:font-size-asian="7pt" style:font-size-complex="7pt"/>
    </style:style>
    <style:style style:name="P43" style:family="paragraph" style:parent-style-name="Table_20_Contents">
      <style:text-properties style:font-name="Trebuchet MS1" fo:font-size="11pt" style:font-name-asian="SimSun" style:font-size-asian="11pt" style:font-name-complex="Mangal2" style:font-size-complex="11pt"/>
    </style:style>
    <style:style style:name="P44" style:family="paragraph" style:parent-style-name="Table_20_Contents">
      <style:text-properties style:font-name="Trebuchet MS1" fo:font-size="11pt" fo:language="en" fo:country="US" style:font-name-asian="SimSun" style:font-size-asian="11pt" style:font-name-complex="Mangal2" style:font-size-complex="11pt"/>
    </style:style>
    <style:style style:name="T1" style:family="text">
      <style:text-properties fo:font-variant="normal" fo:text-transform="none"/>
    </style:style>
    <style:style style:name="T2" style:family="text">
      <style:text-properties fo:font-variant="normal" fo:text-transform="none" fo:color="#000000" style:text-line-through-style="none" style:font-name="Trebuchet MS" fo:font-size="14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Trebuchet MS"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Trebuchet MS" fo:font-size="11pt" fo:font-style="italic" style:text-underline-style="none" fo:font-weight="normal" style:text-blinking="false" fo:background-color="transparent"/>
    </style:style>
    <style:style style:name="T5" style:family="text">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T6"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7" style:family="text">
      <style:text-properties fo:font-variant="normal" fo:text-transform="none" fo:color="#000000" style:text-line-through-style="none" fo:font-size="11pt" fo:font-style="normal" style:text-underline-style="none" fo:font-weight="normal" style:text-blinking="false" fo:background-color="transparent" style:font-style-asian="normal" style:font-style-complex="normal"/>
    </style:style>
    <style:style style:name="T8" style:family="text">
      <style:text-properties fo:font-variant="normal" fo:text-transform="none" fo:color="#000000" style:text-line-through-style="none" fo:font-size="11pt" fo:font-style="italic" style:text-underline-style="none" fo:font-weight="normal" style:text-blinking="false" fo:background-color="transparent"/>
    </style:style>
    <style:style style:name="T9" style:family="text">
      <style:text-properties fo:font-variant="normal" fo:text-transform="none" fo:color="#000000" style:text-line-through-style="none" fo:font-size="11pt" fo:font-style="italic" style:text-underline-style="none" fo:font-weight="normal" style:text-blinking="false" fo:background-color="transparent" style:font-style-asian="italic" style:font-style-complex="italic"/>
    </style:style>
    <style:style style:name="T10" style:family="text">
      <style:text-properties fo:font-variant="normal" fo:text-transform="none" fo:color="#000000" style:text-line-through-style="none" fo:font-size="14pt" fo:font-style="normal" style:text-underline-style="none" fo:font-weight="normal" style:text-blinking="false" fo:background-color="transparent"/>
    </style:style>
    <style:style style:name="T11" style:family="text">
      <style:text-properties fo:color="#000000"/>
    </style:style>
    <style:style style:name="T12" style:family="text">
      <style:text-properties style:text-line-through-style="none"/>
    </style:style>
    <style:style style:name="T13" style:family="text">
      <style:text-properties style:font-name="Trebuchet MS"/>
    </style:style>
    <style:style style:name="T14" style:family="text">
      <style:text-properties style:font-name="Trebuchet MS" fo:font-size="11pt" fo:font-style="normal" fo:font-weight="normal"/>
    </style:style>
    <style:style style:name="T15" style:family="text">
      <style:text-properties fo:font-style="normal"/>
    </style:style>
    <style:style style:name="T16" style:family="text">
      <style:text-properties style:text-underline-style="none"/>
    </style:style>
    <style:style style:name="T17" style:family="text">
      <style:text-properties fo:font-weight="normal"/>
    </style:style>
    <style:style style:name="T18" style:family="text">
      <style:text-properties style:text-blinking="false"/>
    </style:style>
    <style:style style:name="T19" style:family="text">
      <style:text-properties fo:background-color="transparent"/>
    </style:style>
    <style:style style:name="T20" style:family="text">
      <style:text-properties fo:font-size="11pt"/>
    </style:style>
    <style:style style:name="T21" style:family="text">
      <style:text-properties fo:font-size="11pt" fo:font-style="normal" fo:font-weight="normal"/>
    </style:style>
    <style:style style:name="T22" style:family="text">
      <style:text-properties style:font-name="Trebuchet MS1"/>
    </style:style>
    <style:style style:name="T23" style:family="text">
      <style:text-properties style:font-name="Trebuchet MS1"/>
    </style:style>
    <style:style style:name="T24" style:family="text">
      <style:text-properties fo:font-style="italic" style:font-style-asian="italic" style:font-style-complex="italic"/>
    </style:style>
    <style:style style:name="T25" style:family="text">
      <style:text-properties fo:font-style="italic" style:font-style-asian="normal" style:font-style-complex="normal"/>
    </style:style>
    <style:style style:name="T26" style:family="text">
      <style:text-properties style:font-style-asian="normal" style:font-style-complex="normal"/>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 style:num-format="1" text:display-levels="2">
        <style:list-level-properties text:space-before="1.995cm" text:min-label-width="0.499cm"/>
      </text:list-level-style-number>
      <text:list-level-style-number text:level="3" text:style-name="Numbering_20_Symbols" style:num-suffix=". " style:num-format="1" text:display-levels="3">
        <style:list-level-properties text:space-before="3.242cm" text:min-label-width="0.499cm"/>
      </text:list-level-style-number>
      <text:list-level-style-number text:level="4" text:style-name="Numbering_20_Symbols" style:num-prefix=" " style:num-suffix=" " style:num-format="1" text:display-levels="4">
        <style:list-level-properties text:space-before="4.489cm" text:min-label-width="0.499cm"/>
      </text:list-level-style-number>
      <text:list-level-style-number text:level="5" text:style-name="Numbering_20_Symbols" style:num-prefix=" " style:num-suffix=" " style:num-format="1" text:display-levels="5">
        <style:list-level-properties text:space-before="5.736cm" text:min-label-width="0.499cm"/>
      </text:list-level-style-number>
      <text:list-level-style-number text:level="6" text:style-name="Numbering_20_Symbols" style:num-prefix=" " style:num-suffix=" " style:num-format="1" text:display-levels="6">
        <style:list-level-properties text:space-before="6.983cm" text:min-label-width="0.499cm"/>
      </text:list-level-style-number>
      <text:list-level-style-number text:level="7" text:style-name="Numbering_20_Symbols" style:num-prefix=" " style:num-suffix=" " style:num-format="1" text:display-levels="7">
        <style:list-level-properties text:space-before="8.23cm" text:min-label-width="0.499cm"/>
      </text:list-level-style-number>
      <text:list-level-style-number text:level="8" text:style-name="Numbering_20_Symbols" style:num-prefix=" " style:num-suffix=" " style:num-format="1" text:display-levels="8">
        <style:list-level-properties text:space-before="9.478cm" text:min-label-width="0.499cm"/>
      </text:list-level-style-number>
      <text:list-level-style-number text:level="9" text:style-name="Numbering_20_Symbols" style:num-prefix=" " style:num-suffix=" " style:num-format="1" text:display-levels="9">
        <style:list-level-properties text:space-before="10.725cm" text:min-label-width="0.499cm"/>
      </text:list-level-style-number>
      <text:list-level-style-number text:level="10" text:style-name="Numbering_20_Symbols" style:num-prefix=" " style:num-suffix=" " style:num-format="1" text:display-levels="10">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 style:num-format="1">
        <style:list-level-properties text:space-before="0.748cm" text:min-label-width="0.499cm"/>
      </text:list-level-style-number>
      <text:list-level-style-number text:level="2" text:style-name="Numbering_20_Symbols" style:num-suffix=". " style:num-format="1" text:display-levels="2">
        <style:list-level-properties text:space-before="1.995cm" text:min-label-width="0.499cm"/>
      </text:list-level-style-number>
      <text:list-level-style-number text:level="3" text:style-name="Numbering_20_Symbols" style:num-prefix=" " style:num-suffix=". " style:num-format="1" text:display-levels="3">
        <style:list-level-properties text:space-before="3.242cm" text:min-label-width="0.499cm"/>
      </text:list-level-style-number>
      <text:list-level-style-number text:level="4" text:style-name="Numbering_20_Symbols" style:num-prefix=" " style:num-suffix=". " style:num-format="1" text:display-levels="4">
        <style:list-level-properties text:space-before="4.489cm" text:min-label-width="0.499cm"/>
      </text:list-level-style-number>
      <text:list-level-style-number text:level="5" text:style-name="Numbering_20_Symbols" style:num-prefix=" " style:num-suffix=". " style:num-format="1" text:display-levels="5">
        <style:list-level-properties text:space-before="5.736cm" text:min-label-width="0.499cm"/>
      </text:list-level-style-number>
      <text:list-level-style-number text:level="6" text:style-name="Numbering_20_Symbols" style:num-prefix=" " style:num-suffix=". " style:num-format="1" text:display-levels="6">
        <style:list-level-properties text:space-before="6.983cm" text:min-label-width="0.499cm"/>
      </text:list-level-style-number>
      <text:list-level-style-number text:level="7" text:style-name="Numbering_20_Symbols" style:num-prefix=" " style:num-suffix=". " style:num-format="1" text:display-levels="7">
        <style:list-level-properties text:space-before="8.23cm" text:min-label-width="0.499cm"/>
      </text:list-level-style-number>
      <text:list-level-style-number text:level="8" text:style-name="Numbering_20_Symbols" style:num-prefix=" " style:num-suffix=". " style:num-format="1" text:display-levels="8">
        <style:list-level-properties text:space-before="9.478cm" text:min-label-width="0.499cm"/>
      </text:list-level-style-number>
      <text:list-level-style-number text:level="9" text:style-name="Numbering_20_Symbols" style:num-prefix=" " style:num-suffix=". " style:num-format="1" text:display-levels="9">
        <style:list-level-properties text:space-before="10.725cm" text:min-label-width="0.499cm"/>
      </text:list-level-style-number>
      <text:list-level-style-number text:level="10" text:style-name="Numbering_20_Symbols" style:num-prefix=" " style:num-suffix=". " style:num-format="1" text:display-levels="10">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 style:num-format="1">
        <style:list-level-properties text:space-before="0.748cm" text:min-label-width="0.499cm"/>
      </text:list-level-style-number>
      <text:list-level-style-number text:level="2" text:style-name="Numbering_20_Symbols" style:num-suffix=". " style:num-format="1" text:display-levels="2">
        <style:list-level-properties text:space-before="1.995cm" text:min-label-width="0.499cm"/>
      </text:list-level-style-number>
      <text:list-level-style-number text:level="3" text:style-name="Numbering_20_Symbols" style:num-suffix=". " style:num-format="1" text:display-levels="3">
        <style:list-level-properties text:space-before="3.242cm" text:min-label-width="0.499cm"/>
      </text:list-level-style-number>
      <text:list-level-style-number text:level="4" text:style-name="Numbering_20_Symbols" style:num-suffix=". " style:num-format="1" text:display-levels="4">
        <style:list-level-properties text:space-before="4.489cm" text:min-label-width="0.499cm"/>
      </text:list-level-style-number>
      <text:list-level-style-number text:level="5" text:style-name="Numbering_20_Symbols" style:num-suffix=". " style:num-format="1" text:display-levels="5">
        <style:list-level-properties text:space-before="5.736cm" text:min-label-width="0.499cm"/>
      </text:list-level-style-number>
      <text:list-level-style-number text:level="6" text:style-name="Numbering_20_Symbols" style:num-suffix=". " style:num-format="1" text:display-levels="6">
        <style:list-level-properties text:space-before="6.983cm" text:min-label-width="0.499cm"/>
      </text:list-level-style-number>
      <text:list-level-style-number text:level="7" text:style-name="Numbering_20_Symbols" style:num-suffix=". " style:num-format="1" text:display-levels="7">
        <style:list-level-properties text:space-before="8.23cm" text:min-label-width="0.499cm"/>
      </text:list-level-style-number>
      <text:list-level-style-number text:level="8" text:style-name="Numbering_20_Symbols" style:num-suffix=". " style:num-format="1" text:display-levels="8">
        <style:list-level-properties text:space-before="9.478cm" text:min-label-width="0.499cm"/>
      </text:list-level-style-number>
      <text:list-level-style-number text:level="9" text:style-name="Numbering_20_Symbols" style:num-suffix=". " style:num-format="1" text:display-levels="9">
        <style:list-level-properties text:space-before="10.725cm" text:min-label-width="0.499cm"/>
      </text:list-level-style-number>
      <text:list-level-style-number text:level="10" text:style-name="Numbering_20_Symbols" style:num-suffix=". " style:num-format="1" text:display-levels="10">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internal-source-marker_0.7515923905182502"/></text:p>
      <text:p text:style-name="P20"/>
      <text:p text:style-name="P20"/>
      <text:p text:style-name="P20"/>
      <text:p text:style-name="P20">Carcassonne Solitaire</text:p>
      <text:p text:style-name="P21">Algorithms and Computability</text:p>
      <text:p text:style-name="P21">Laboratories</text:p>
      <text:p text:style-name="P6"><text:line-break/><text:line-break/><text:line-break/><text:line-break/></text:p>
      <text:p text:style-name="P23">Documentation</text:p>
      <text:p text:style-name="P6"/>
      <text:p text:style-name="P21">Przemysław Rosiński</text:p>
      <text:p text:style-name="P21">Piotr Janaszek</text:p>
      <text:p text:style-name="P6"><text:line-break/><text:line-break/><text:line-break/><text:line-break/><text:line-break/><text:line-break/><text:line-break/><text:line-break/></text:p>
      <text:p text:style-name="P24">Faculty of Mathematics and Information Science</text:p>
      <text:p text:style-name="P24">Warsaw University of Technology</text:p>
      <text:p text:style-name="P6"><text:line-break/><text:line-break/></text:p>
      <text:p text:style-name="P24">26 October 2011</text:p>
      <text:p text:style-name="P6"><text:line-break/><text:line-break/><text:line-break/><text:line-break/><text:line-break/></text:p>
      <text:p text:style-name="P39"/>
      <text:p text:style-name="P41">DOCUMENT METRIC</text:p>
      <text:p text:style-name="P4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3">Project:</text:p>
          </table:table-cell>
          <table:table-cell table:style-name="Table1.B1" table:number-columns-spanned="3" office:value-type="string">
            <text:p text:style-name="P44">Carcassonne Solitaire</text:p>
          </table:table-cell>
          <table:covered-table-cell/>
          <table:covered-table-cell/>
          <table:table-cell table:style-name="Table1.A1" office:value-type="string">
            <text:p text:style-name="P43">Company:</text:p>
          </table:table-cell>
          <table:table-cell table:style-name="Table1.F1" office:value-type="string">
            <text:p text:style-name="P43">WUT</text:p>
          </table:table-cell>
        </table:table-row>
        <table:table-row>
          <table:table-cell table:style-name="Table1.A2" office:value-type="string">
            <text:p text:style-name="P43">Name:</text:p>
          </table:table-cell>
          <table:table-cell table:style-name="Table1.B2" table:number-columns-spanned="5" office:value-type="string">
            <text:p text:style-name="P43">Documentation</text:p>
          </table:table-cell>
          <table:covered-table-cell/>
          <table:covered-table-cell/>
          <table:covered-table-cell/>
          <table:covered-table-cell/>
        </table:table-row>
        <table:table-row>
          <table:table-cell table:style-name="Table1.A2" office:value-type="string">
            <text:p text:style-name="P43">Topics:</text:p>
          </table:table-cell>
          <table:table-cell table:style-name="Table1.B2" table:number-columns-spanned="5" office:value-type="string">
            <text:p text:style-name="P44">Description of algorithms, file formats, inner data structure</text:p>
          </table:table-cell>
          <table:covered-table-cell/>
          <table:covered-table-cell/>
          <table:covered-table-cell/>
          <table:covered-table-cell/>
        </table:table-row>
        <table:table-row>
          <table:table-cell table:style-name="Table1.A2" office:value-type="string">
            <text:p text:style-name="P43">Author:</text:p>
          </table:table-cell>
          <table:table-cell table:style-name="Table1.B2" table:number-columns-spanned="5" office:value-type="string">
            <text:p text:style-name="P43">Przemysław Rosiński, Piotr Janaszek</text:p>
          </table:table-cell>
          <table:covered-table-cell/>
          <table:covered-table-cell/>
          <table:covered-table-cell/>
          <table:covered-table-cell/>
        </table:table-row>
        <table:table-row>
          <table:table-cell table:style-name="Table1.A2" office:value-type="string">
            <text:p text:style-name="P43">File:</text:p>
          </table:table-cell>
          <table:table-cell table:style-name="Table1.B2" table:number-columns-spanned="5" office:value-type="string">
            <text:p text:style-name="P43">Carcassonne_Rosinski_Janaszek_Documentation.pdf</text:p>
          </table:table-cell>
          <table:covered-table-cell/>
          <table:covered-table-cell/>
          <table:covered-table-cell/>
          <table:covered-table-cell/>
        </table:table-row>
        <table:table-row>
          <table:table-cell table:style-name="Table1.A2" office:value-type="string">
            <text:p text:style-name="P43">Version no:</text:p>
          </table:table-cell>
          <table:table-cell table:style-name="Table1.B6" office:value-type="string">
            <text:p text:style-name="P43">1.0</text:p>
          </table:table-cell>
          <table:table-cell table:style-name="Table1.A2" office:value-type="string">
            <text:p text:style-name="P43">Status:</text:p>
          </table:table-cell>
          <table:table-cell table:style-name="Table1.B6" office:value-type="string">
            <text:p text:style-name="P43">Working</text:p>
          </table:table-cell>
          <table:table-cell table:style-name="Table1.A2" office:value-type="string">
            <text:p text:style-name="P43">Opening date:</text:p>
          </table:table-cell>
          <table:table-cell table:style-name="Table1.B2" office:value-type="string">
            <text:p text:style-name="P44">23.10.2011</text:p>
          </table:table-cell>
        </table:table-row>
        <table:table-row>
          <table:table-cell table:style-name="Table1.A2" office:value-type="string">
            <text:p text:style-name="P44">Summary:</text:p>
          </table:table-cell>
          <table:table-cell table:style-name="Table1.B2" table:number-columns-spanned="5" office:value-type="string">
            <text:p text:style-name="P44">Client requirements for the application</text:p>
          </table:table-cell>
          <table:covered-table-cell/>
          <table:covered-table-cell/>
          <table:covered-table-cell/>
          <table:covered-table-cell/>
        </table:table-row>
        <table:table-row>
          <table:table-cell table:style-name="Table1.A2" office:value-type="string">
            <text:p text:style-name="P44">Authorized by:</text:p>
          </table:table-cell>
          <table:table-cell table:style-name="Table1.B6" table:number-columns-spanned="3" office:value-type="string">
            <text:p text:style-name="P44"/>
          </table:table-cell>
          <table:covered-table-cell/>
          <table:covered-table-cell/>
          <table:table-cell table:style-name="Table1.A2" office:value-type="string">
            <text:p text:style-name="P44">Last modification date:</text:p>
          </table:table-cell>
          <table:table-cell table:style-name="Table1.B2" office:value-type="string">
            <text:p text:style-name="P44">26.10.2011</text:p>
          </table:table-cell>
        </table:table-row>
      </table:table>
      <text:p text:style-name="P4"/>
      <text:p text:style-name="P4"/>
      <text:p text:style-name="P4"/>
      <text:p text:style-name="P4"/>
      <text:p text:style-name="P5">PREFACE</text:p>
      <text:p text:style-name="P25">The aim of this project is to develop a set of algorithms able to solve Carcassonne Solitaire problem of creating the biggest square board. </text:p>
      <text:p text:style-name="P25">There is given a set of square tiles. Every of the edges of a tile can be of three types: field, city or road. The problem is to place the tiles in such a way that edges of two consecutive tiles are of the same type and they form the biggest possible square.</text:p>
      <text:p text:style-name="P25">The score is the length of the square side. Hence, for example, for the given set of 72 tiles the highest possible score is 8 (that is creating a board containing a square consisting of 64 tiles).</text:p>
      <text:p text:style-name="P27"><text:span text:style-name="T6">The set of tiles is fixed. The list of them can be found in </text:span><text:span text:style-name="T8">Description of file formats </text:span><text:span text:style-name="T6">section.</text:span></text:p>
      <text:p text:style-name="P6"/>
      <text:p text:style-name="P6"><text:line-break/></text:p>
      <text:p text:style-name="P6"/>
      <text:p text:style-name="P22"/>
      <text:p text:style-name="P28">DESCRIPTION OF ACCURATE ALGORITHM</text:p>
      <text:p text:style-name="P6"/>
      <text:p text:style-name="P25">We are said to provide an algorithm which for given input will produce the best solution, i.e. the biggest possible square board.</text:p>
      <text:p text:style-name="P6"/>
      <text:p text:style-name="P25">Assumptions:</text:p>
      <text:p text:style-name="P25">We need three sets of tiles:</text:p>
      <text:list xml:id="list38634826" text:style-name="L1">
        <text:list-item>
          <text:p text:style-name="P9">Set of available (not used) tiles - A.</text:p>
        </text:list-item>
        <text:list-item>
          <text:p text:style-name="P9">Set of tiles matching given place - M.</text:p>
        </text:list-item>
        <text:list-item>
          <text:p text:style-name="P9">Set of tiles already fixed for the board - F.</text:p>
        </text:list-item>
      </text:list>
      <text:p text:style-name="P6"/>
      <text:p text:style-name="P25">Algorithm:</text:p>
      <text:list xml:id="list38628309" text:style-name="L2">
        <text:list-item>
          <text:p text:style-name="P17"><text:span text:style-name="T6">Fill A with all tiles from input. F and M are empty.</text:span></text:p>
        </text:list-item>
        <text:list-item>
          <text:p text:style-name="P10">Select one tile from A and place it on the board - move it to F.</text:p>
        </text:list-item>
        <text:list-item>
          <text:p text:style-name="P17"><text:span text:style-name="T6">While A is not empty and best possible score is not reached do:</text:span></text:p>
          <text:list>
            <text:list-item>
              <text:p text:style-name="P17">Using heuristic function create the list P of the available positions on the board <text:span text:style-name="T6">sorted from “the best” ones down to “the worst”.</text:span></text:p>
            </text:list-item>
            <text:list-item>
              <text:p text:style-name="P10">For every position from P:</text:p>
              <text:list>
                <text:list-item>
                  <text:p text:style-name="P17"><text:span text:style-name="T6">Find in A tiles matching requirements of selected position and move them to M.</text:span></text:p>
                </text:list-item>
                <text:list-item>
                  <text:p text:style-name="P10">For every tile from M place it on the board on given position - move it from M to F. Move remaining tiles in M back to A.</text:p>
                </text:list-item>
              </text:list>
            </text:list-item>
          </text:list>
        </text:list-item>
      </text:list>
      <text:p text:style-name="P6"/>
      <text:p text:style-name="P25">Assuming that:</text:p>
      <text:list xml:id="list38620951" text:style-name="L3">
        <text:list-item>
          <text:p text:style-name="P11">void PlaceOnBoard(Tile t, Position p) assigns tile t to position p on the board,</text:p>
        </text:list-item>
        <text:list-item>
          <text:p text:style-name="P11">List&lt;Position&gt; GetPositions(Set&lt;Tiles&gt; F) returns the list of the available positions on the board sorted from “the best” ones down to “the worst” using heuristic function. This function assigns to every position a value equal to minimal number of another positions needed to be filled in order to increase the score. The lower value of heuristic function for given position the better this position is,</text:p>
        </text:list-item>
        <text:list-item>
          <text:p text:style-name="P11">bool Matches(Tile t, Position p) checks whether tile t matches the requirements for placing it in position p, i.e. edges of t match edges of p,</text:p>
        </text:list-item>
        <text:list-item>
          <text:p text:style-name="P11">bool ScoreEqual(int MaximumScore) checks whether current score (length of biggest square edge) is equal to the highest possible score</text:p>
        </text:list-item>
      </text:list>
      <text:p text:style-name="P25">the following pseudo-code can be considered:</text:p>
      <text:p text:style-name="P6"/>
      <text:p text:style-name="P27"><text:span text:style-name="T6">Note: in comment lines (</text:span><text:span text:style-name="T8">/*...*/</text:span><text:span text:style-name="T6">) there are marked points of the code corresponding to the algorithm description.</text:span></text:p>
      <text:p text:style-name="P6"/>
      <text:p text:style-name="P25"/>
      <text:p text:style-name="P29">void Main()</text:p>
      <text:p text:style-name="P25">{</text:p>
      <text:p text:style-name="P26"><text:tab/>/* point 1 */</text:p>
      <text:p text:style-name="P31">List&lt;Tile&gt; A = set of tiles;</text:p>
      <text:p text:style-name="P31">List&lt;Tile&gt; F = empty set </text:p>
      <text:p text:style-name="P31">int MaximumScore = sqrt(A.Length);</text:p>
      <text:p text:style-name="P32">/* point 2 */</text:p>
      <text:p text:style-name="P31">Tile t = A.GetRandomElement();</text:p>
      <text:p text:style-name="P31">Position p = (0,0);</text:p>
      <text:p text:style-name="P31">PlaceOnBoard(t, p);</text:p>
      <text:p text:style-name="P31">F’ = F + {t}</text:p>
      <text:p text:style-name="P31">A’ = A - {t}</text:p>
      <text:p text:style-name="P32">/* point 3 */</text:p>
      <text:p text:style-name="P31">while(!A.IsEmpty() &amp;&amp; !ScoreEqual(MaximumScore))</text:p>
      <text:p text:style-name="P31">{</text:p>
      <text:p text:style-name="P35">Next(A’, F’);</text:p>
      <text:p text:style-name="P36">}</text:p>
      <text:p text:style-name="P25">}</text:p>
      <text:p text:style-name="P6"/>
      <text:p text:style-name="P25">Next(List&lt;Tile&gt; A, List&lt;Tile&gt; F)</text:p>
      <text:p text:style-name="P25">{</text:p>
      <text:p text:style-name="P32">/* point 3.1 */</text:p>
      <text:p text:style-name="P31">List&lt;Position&gt; P = GetPositions(F);</text:p>
      <text:p text:style-name="P31">List&lt;Tile&gt; M = empty set;</text:p>
      <text:p text:style-name="P32">/* point 3.2 */</text:p>
      <text:p text:style-name="P31">for(int i=0; i&lt;P.Length; i++)</text:p>
      <text:p text:style-name="P31">{</text:p>
      <text:p text:style-name="P37"><text:tab/>/* point 3.2.1 */</text:p>
      <text:p text:style-name="P33"><text:tab/> <text:span text:style-name="T21">for(int j=0; j&lt;A.Length; j++)</text:span></text:p>
      <text:p text:style-name="P33"><text:tab/> <text:span text:style-name="T21">{</text:span></text:p>
      <text:p text:style-name="P31"><text:tab/><text:tab/>if(Matches(A[j], P[i]))</text:p>
      <text:p text:style-name="P31"><text:tab/><text:tab/>{</text:p>
      <text:p text:style-name="P31"><text:tab/><text:tab/><text:tab/>M = M + {A[j]};</text:p>
      <text:p text:style-name="P31"><text:tab/><text:tab/><text:tab/>A’ = A - {A[j]};</text:p>
      <text:p text:style-name="P34"><text:tab/><text:tab/><text:tab/>}</text:p>
      <text:p text:style-name="P31">}</text:p>
      <text:p text:style-name="P37"><text:tab/>/* point 3.2.2 */</text:p>
      <text:p text:style-name="P31"><text:tab/>for(int l=0; l&lt;M.Length; l++)</text:p>
      <text:p text:style-name="P31"><text:tab/>{</text:p>
      <text:p text:style-name="P31"><text:tab/><text:tab/>PlaceOnBoard(M[l], P[i]);</text:p>
      <text:p text:style-name="P31"><text:tab/><text:tab/>F’ = F + M[l];</text:p>
      <text:p text:style-name="P31"><text:tab/><text:tab/>M = M - M[l];</text:p>
      <text:p text:style-name="P31"><text:tab/><text:tab/>A’ = A’ + M;</text:p>
      <text:p text:style-name="P31"><text:tab/><text:tab/>Next(A’, F’);</text:p>
      <text:p text:style-name="P35">}</text:p>
      <text:p text:style-name="P36">}</text:p>
      <text:p text:style-name="P25">}</text:p>
      <text:p text:style-name="P30">COMPLEXITY</text:p>
      <text:p text:style-name="P25"/>
      <text:p text:style-name="P25">The analysis of algorithm performance was done in the terms of number of operations done. Below, every step of the algorithm and its complexity analysis can be found: </text:p>
      <text:p text:style-name="P27"><text:span text:style-name="T6"/></text:p>
      <text:list xml:id="list39585765" text:continue-list="list38628309" text:style-name="L2">
        <text:list-item text:start-value="1">
          <text:p text:style-name="P10">Every element must be put into a set - number of operations is <text:span text:style-name="T24">n</text:span>.</text:p>
        </text:list-item>
        <text:list-item>
          <text:p text:style-name="P10">Only one item is selected - one operation done.</text:p>
        </text:list-item>
        <text:list-item>
          <text:p text:style-name="P17"><text:span text:style-name="T6">Since one element was taken in step 2., there are n-1 elements left in the set of available tiles – the loop is executed </text:span><text:span text:style-name="T9">n-1</text:span><text:span text:style-name="T6"> times, let's iterate the loops with letter </text:span><text:span text:style-name="T9">i</text:span><text:span text:style-name="T6">.</text:span></text:p>
          <text:list>
            <text:list-item>
              <text:p text:style-name="P17"><text:span text:style-name="T6">Heuristic function must check all 4 (or less) neighbour position of every tile placed on the board - in </text:span><text:span text:style-name="T9">i-th</text:span><text:span text:style-name="T6"> loop there are at most </text:span><text:span text:style-name="T9">4*i</text:span><text:span text:style-name="T6"> comparisons to be done.</text:span></text:p>
            </text:list-item>
            <text:list-item>
              <text:p text:style-name="P10">In the set of positions there can be at most <text:span text:style-name="T24">4*i</text:span><text:span text:style-name="T25"> </text:span><text:span text:style-name="T26">elements – loop is executed at most </text:span><text:span text:style-name="T24">4*i </text:span><text:span text:style-name="T26">times. </text:span></text:p>
              <text:list>
                <text:list-item>
                  <text:p text:style-name="P17"><text:span text:style-name="T6">For every position we need to check all elements left in the set of available tiles. In </text:span><text:span text:style-name="T9">i-th</text:span><text:span text:style-name="T6"> loop execution there are </text:span><text:span text:style-name="T9">n-i</text:span><text:span text:style-name="T6"> of them. Moreover, every tile must be checked 4 times (for initial configuration and three rotations). For every position there are </text:span><text:span text:style-name="T9">4*(n-i)</text:span><text:span text:style-name="T7"> operations.</text:span><text:span text:style-name="T6"> <text:s/></text:span></text:p>
                </text:list-item>
                <text:list-item>
                  <text:p text:style-name="P10">In the set of matching tiles there are at most <text:span text:style-name="T24">n-i</text:span><text:span text:style-name="T26"> of them – </text:span><text:span text:style-name="T24">n-i</text:span><text:span text:style-name="T26"> operations</text:span></text:p>
                </text:list-item>
              </text:list>
            </text:list-item>
          </text:list>
        </text:list-item>
      </text:list>
      <text:p text:style-name="P8"><text:span text:style-name="T26"/></text:p>
      <text:p text:style-name="P8"><text:span text:style-name="T26">Summing all operations we get:</text:span><text:span text:style-name="T26"><draw:frame draw:style-name="fr1" draw:name="Object1" text:anchor-type="as-char" svg:width="10.162cm" svg:height="0.799cm" draw:z-index="0"><draw:object xlink:href="./Object 1" xlink:type="simple" xlink:show="embed" xlink:actuate="onLoad"/><draw:image xlink:href="./ObjectReplacements/Object 1" xlink:type="simple" xlink:show="embed" xlink:actuate="onLoad"/></draw:frame></text:span><text:span text:style-name="T26">.</text:span></text:p>
      <text:p text:style-name="P8"><text:span text:style-name="T26">The worst-case complexity is</text:span><text:span text:style-name="T26"><draw:frame draw:style-name="fr1" draw:name="Object2" text:anchor-type="as-char" svg:width="1.235cm" svg:height="0.543cm" draw:z-index="1"><draw:object xlink:href="./Object 2" xlink:type="simple" xlink:show="embed" xlink:actuate="onLoad"/><draw:image xlink:href="./ObjectReplacements/Object 2" xlink:type="simple" xlink:show="embed" xlink:actuate="onLoad"/></draw:frame></text:span><text:span text:style-name="T26">.</text:span></text:p>
      <text:p text:style-name="P28">DESCRIPTION OF APPROXIMATED ALGORITHM (Przemysław Rosiński)</text:p>
      <text:p text:style-name="P6"/>
      <text:p text:style-name="P25">Taking into account that there are only three types of edges of tiles one can focus on creating big field of land, city or road. The choice is building big city. This algorithm is a modified version of the accurate algorithm.</text:p>
      <text:p text:style-name="P25">Firstly, it creates a board by connecting only tiles with at least one edge of city type. Secondly, it uses remaining tiles to expand the board and create a square out of it.</text:p>
      <text:p text:style-name="P25">The algorithm limits number of tiles and number of positions on the board to be considered when building the city.</text:p>
      <text:p text:style-name="P6"/>
      <text:p text:style-name="P25">Assumptions:</text:p>
      <text:p text:style-name="P25">We need three sets of tiles:</text:p>
      <text:list xml:id="list38610782" text:style-name="L4">
        <text:list-item>
          <text:p text:style-name="P12">Set of available (not used) tiles - A.</text:p>
        </text:list-item>
        <text:list-item>
          <text:p text:style-name="P12">Set of tiles matching given place - M.</text:p>
        </text:list-item>
        <text:list-item>
          <text:p text:style-name="P12">Set of tiles already fixed for the board - F.</text:p>
        </text:list-item>
      </text:list>
      <text:p text:style-name="P6"/>
      <text:p text:style-name="P25">Algorithm:</text:p>
      <text:list xml:id="list38634596" text:style-name="L5">
        <text:list-item>
          <text:p text:style-name="P13">Fill A with all tiles from input. F and M are empty.</text:p>
        </text:list-item>
        <text:list-item>
          <text:p text:style-name="P18"><text:span text:style-name="T6">Select tile from A with four edges of city type and place it on the board - move it to F.</text:span></text:p>
        </text:list-item>
        <text:list-item>
          <text:p text:style-name="P18"><text:span text:style-name="T6">While A has tiles with edge of city type and there is a position with city edge:</text:span></text:p>
          <text:list>
            <text:list-item>
              <text:p text:style-name="P13">Using heuristic function create the list P of the available positions with edges of city type.</text:p>
            </text:list-item>
            <text:list-item>
              <text:p text:style-name="P13">For every position from P:</text:p>
              <text:list>
                <text:list-item>
                  <text:p text:style-name="P13">Find in A tiles matching requirements of selected position and move them to M.</text:p>
                </text:list-item>
                <text:list-item>
                  <text:p text:style-name="P13">For every tile from M place it on the board on given position - move it from M to F. Move remaining tiles in M back to A.</text:p>
                </text:list-item>
              </text:list>
            </text:list-item>
          </text:list>
        </text:list-item>
        <text:list-item>
          <text:p text:style-name="P13">While A is not empty and best possible score is not reached do:</text:p>
          <text:list>
            <text:list-item>
              <text:p text:style-name="P13">Using heuristic function create the list P of the available positions on the board sorted from “the best” ones down to “the worst”.</text:p>
            </text:list-item>
            <text:list-item>
              <text:p text:style-name="P13">For every position from P:</text:p>
              <text:list>
                <text:list-item>
                  <text:p text:style-name="P13">Find in A tiles matching requirements of selected position and move them to M.</text:p>
                </text:list-item>
                <text:list-item>
                  <text:p text:style-name="P13">For every tile from M place it on the board on given position - move it from M to F. Move remaining tiles in M back to A.</text:p>
                </text:list-item>
              </text:list>
            </text:list-item>
          </text:list>
        </text:list-item>
      </text:list>
      <text:p text:style-name="P6"><text:line-break/>COMPLEXITY</text:p>
      <text:p text:style-name="P7">Worst-case complexity is identical with the complexity of the accurate algorithm, beacause set of operations done is exactly the same. The difference is that the main loop (point 3. in the accurate algorithm) is here divided into two part – working on the set of tiles with edge of city type and others. But for the first group we decrease number of positions to work on. It reduces the number of operations done on set of the positions. This part is crucial, so time reduction is expected. Still, the complexity is<draw:frame draw:style-name="fr1" draw:name="Object3" text:anchor-type="as-char" svg:width="1.235cm" svg:height="0.543cm" draw:z-index="2"><draw:object xlink:href="./Object 3" xlink:type="simple" xlink:show="embed" xlink:actuate="onLoad"/><draw:image xlink:href="./ObjectReplacements/Object 3" xlink:type="simple" xlink:show="embed" xlink:actuate="onLoad"/><svg:desc>formula</svg:desc></draw:frame>.</text:p>
      <text:p text:style-name="P28">DESCRIPTION OF APPROXIMATED ALGORITHM (Piotr Janaszek)</text:p>
      <text:p text:style-name="P6"/>
      <text:p text:style-name="P25">In this algorithm the fact that there are only three types of edges will be also exploited. Program will create many 2x2 squares in which every edge will consist of two tile edges of the same type. In this way there will be created a set of at most 18 squares, which can be considered as big tiles. After creating such a set of big tiles, the computation is done using the accurate algorithm. </text:p>
      <text:p text:style-name="P25">The algorithm limits number of executions of complex and time-consuming Next(List&lt;Tile&gt; A, List&lt;Tile&gt; F) function.</text:p>
      <text:p text:style-name="P6"/>
      <text:p text:style-name="P25">Assumptions:</text:p>
      <text:p text:style-name="P25">We need one set of tiles B and three sets of big (2x2) tiles:</text:p>
      <text:list xml:id="list38615055" text:style-name="L6">
        <text:list-item>
          <text:p text:style-name="P14">Set of available (not used) big tiles - A.</text:p>
        </text:list-item>
        <text:list-item>
          <text:p text:style-name="P14">Set of big tiles matching given place - M.</text:p>
        </text:list-item>
        <text:list-item>
          <text:p text:style-name="P14">Set of big tiles already fixed for the board - F.</text:p>
        </text:list-item>
      </text:list>
      <text:p text:style-name="P6"/>
      <text:p text:style-name="P25">Algorithm:</text:p>
      <text:list xml:id="list38635596" text:style-name="L7">
        <text:list-item>
          <text:p text:style-name="P15">While B is not empty and a big tile can be created, select one tile from B and create 2x2 square using three tiles matching edges.</text:p>
        </text:list-item>
        <text:list-item>
          <text:p text:style-name="P15">Fill A with all created big tiles. F and M are empty.</text:p>
        </text:list-item>
        <text:list-item>
          <text:p text:style-name="P19"><text:span text:style-name="T6">Select one big tile from A and place it on the board - move it to F.</text:span></text:p>
        </text:list-item>
        <text:list-item>
          <text:p text:style-name="P15">While A is not empty and best big-tile possible score is not reached then:</text:p>
          <text:list>
            <text:list-item>
              <text:p text:style-name="P15">Using heuristic function create the list P of the available positions on the board sorted from “the best” ones down to “the worst”.</text:p>
            </text:list-item>
            <text:list-item>
              <text:p text:style-name="P15">For every position from P:</text:p>
              <text:list>
                <text:list-item>
                  <text:p text:style-name="P15">Find in A big tiles matching requirements of selected position and move them to M.</text:p>
                </text:list-item>
                <text:list-item>
                  <text:p text:style-name="P15">For every big tile from M place it on the board on given position - move it from M to F. Move remaining big tiles in M back to A.</text:p>
                </text:list-item>
              </text:list>
            </text:list-item>
          </text:list>
        </text:list-item>
      </text:list>
      <text:p text:style-name="P6"><text:line-break/>COMPLEXITY</text:p>
      <text:p text:style-name="P7">As in the case of previous approximated algorithm, worst-case complexity is identical with the complexity of the accurate algorithm, beacause of identical set of operations. But, the difference lies on other field, mainly, while creating bigger tiles (2x2) at most all the small tiles are used. Hence, the number of items to work on is reduced at least 4 times. Obviously, the time of execution of this part is reduced. But, it is still hard to say, how creating big tiles (which is of order <draw:frame draw:style-name="fr1" draw:name="Object5" text:anchor-type="as-char" svg:width="1.242cm" svg:height="0.543cm" draw:z-index="4"><draw:object xlink:href="./Object 5" xlink:type="simple" xlink:show="embed" xlink:actuate="onLoad"/><draw:image xlink:href="./ObjectReplacements/Object 5" xlink:type="simple" xlink:show="embed" xlink:actuate="onLoad"/><svg:desc>formula</svg:desc></draw:frame>) affects the time of execution in total. Nevertheless, the complexity is<draw:frame draw:style-name="fr1" draw:name="Object4" text:anchor-type="as-char" svg:width="1.235cm" svg:height="0.543cm" draw:z-index="3"><draw:object xlink:href="./Object 4" xlink:type="simple" xlink:show="embed" xlink:actuate="onLoad"/><draw:image xlink:href="./ObjectReplacements/Object 4" xlink:type="simple" xlink:show="embed" xlink:actuate="onLoad"/></draw:frame>.</text:p>
      <text:p text:style-name="P22"/>
      <text:p text:style-name="P28">DESCRIPTION OF FILE FORMATS</text:p>
      <text:p text:style-name="P6"/>
      <text:p text:style-name="P25">TILES</text:p>
      <text:p text:style-name="P6"/>
      <text:p text:style-name="P25">All tiles that can be used in the game are listed below:</text:p>
      <text:p text:style-name="P6"/>
      <text:p text:style-name="P25">tile: left=city, right=field, top=field, bottom=city - 5 times</text:p>
      <text:p text:style-name="P25">tile: left=city, right=road, top=road, bottom=road - 3 times</text:p>
      <text:p text:style-name="P25">tile: left=city, right=city, top=field, bottom=field - 3 times</text:p>
      <text:p text:style-name="P25">tile: left=field, right=field, top=field, bottom=field - 4 times</text:p>
      <text:p text:style-name="P25">tile: left=field, right=road, top=field, bottom=field - 2 times</text:p>
      <text:p text:style-name="P25">tile: left=road, right=road, top=road, bottom=road - 1 time</text:p>
      <text:p text:style-name="P25">tile: left=field, right=road, top=road, bottom=field - 9 times</text:p>
      <text:p text:style-name="P25">tile: left=road, right=road, top=field, bottom=field - 8 times</text:p>
      <text:p text:style-name="P25">tile: left=field, right=road, top=road, bottom=road - 4 times</text:p>
      <text:p text:style-name="P25">tile: left=city, right=city, top=city, bottom=city - 1 time</text:p>
      <text:p text:style-name="P25">tile: left=city, right=field, top=city, bottom=city - 4 times</text:p>
      <text:p text:style-name="P25">tile: left=city, right=road, top=city, bottom=city - 3 times</text:p>
      <text:p text:style-name="P25">tile: left=city, right=field, top=city, bottom=field - 2 times</text:p>
      <text:p text:style-name="P25">tile: left=city, right=field, top=field, bottom=field - 5 times</text:p>
      <text:p text:style-name="P25">tile: left=city, right=field, top=road, bottom=road - 4 times</text:p>
      <text:p text:style-name="P25">tile: left=city, right=road, top=road, bottom=field - 3 times</text:p>
      <text:p text:style-name="P25">tile: left=city, right=road, top=field, bottom=road - 3 times</text:p>
      <text:p text:style-name="P25">tile: left=field, right=field, top=city, bottom=city - 3 times</text:p>
      <text:p text:style-name="P25">tile: left=city, right=road, top=road, bottom=city - 5 times</text:p>
      <text:p text:style-name="P6"><text:line-break/></text:p>
      <text:p text:style-name="P6"><text:line-break/><text:span text:style-name="T6">THE INPUT FILE</text:span></text:p>
      <text:p text:style-name="P6"/>
      <text:p text:style-name="P25">We will use XML format to provide input for the application. Each element will have four attributes describing sides of the tile. The attributes will be selected from the set consisting of field, city and road. The number of the same tiles as well as the combination of attributes is fixed. The template of the XML file is given below.</text:p>
      <text:p text:style-name="P6"/>
      <text:p text:style-name="P25">&lt;?xml version="1.0"?&gt;</text:p>
      <text:p text:style-name="P25">&lt;tiles&gt;</text:p>
      <text:p text:style-name="P25">&lt;tile left=”” right=”” top=”” bottom=””&gt;&lt;/tile&gt;</text:p>
      <text:p text:style-name="P25">&lt;tile left=”” right=”” top=”” bottom=””&gt;&lt;/tile&gt;</text:p>
      <text:p text:style-name="P25">&lt;/tiles&gt;</text:p>
      <text:p text:style-name="P6"/>
      <text:p text:style-name="P25"/>
      <text:p text:style-name="P29">THE OUTPUT FILE</text:p>
      <text:p text:style-name="P6"/>
      <text:p text:style-name="P25">The output file will have the same structure as the input file. However, there will be two additional attributes responsible for giving the information about the alignment of the tiles. Attribute positionX will provide information about horizontal alignment and positionY attribute about vertical alignment. From that there will be possibility to construct the whole board.</text:p>
      <text:p text:style-name="P6"/>
      <text:p text:style-name="P25">&lt;?xml version="1.0"?&gt;</text:p>
      <text:p text:style-name="P25">&lt;tiles&gt;</text:p>
      <text:p text:style-name="P25">&lt;tile left=”” right=”” top=”” bottom=”” positionX=”” positionY=””&gt;&lt;/tile&gt;</text:p>
      <text:p text:style-name="P25">&lt;tile left=”” right=”” top=”” bottom=”” positionX=”” positionY=””&gt;&lt;/tile&gt;</text:p>
      <text:p text:style-name="P25">&lt;tile left=”” right=”” top=”” bottom=”” positionX=”” positionY=””&gt;&lt;/tile&gt;</text:p>
      <text:p text:style-name="P25">&lt;tile left=”” right=”” top=”” bottom=”” positionX=”” positionY=””&gt;&lt;/tile&gt;</text:p>
      <text:p text:style-name="P25">&lt;/tiles&gt;</text:p>
      <text:p text:style-name="P6"><text:line-break/></text:p>
      <text:p text:style-name="P6"/>
      <text:p text:style-name="P6"/>
      <text:p text:style-name="P6"><text:line-break/><text:span text:style-name="T10">DESCRIPTION OF INNER DATA STRUCTURE</text:span></text:p>
      <text:p text:style-name="P6"/>
      <text:p text:style-name="P25">The inner data structure will consist of the following elements:</text:p>
      <text:list xml:id="list38613911" text:style-name="L8">
        <text:list-item>
          <text:p text:style-name="P16">Tile class Tile will have six attributes: left, right, top, bottom, positionX and positionY. For all tiles left, right, top and bottom attributes will be set. positionX and positionY will only be set for already aligned tiles.</text:p>
        </text:list-item>
        <text:list-item>
          <text:p text:style-name="P16">List of type &lt;Tile&gt; consisting of all available tiles.</text:p>
        </text:list-item>
        <text:list-item>
          <text:p text:style-name="P16">List of type &lt;Tile&gt; consisting of matching tiles.</text:p>
        </text:list-item>
        <text:list-item>
          <text:p text:style-name="P16">List of type &lt;Tile&gt; consisting of already fixed tiles with positionX and positionY attributes set.</text:p>
        </text:list-item>
        <text:list-item>
          <text:p text:style-name="P16">Integer value for maximum score. This will store the maximal possible length of square edge.</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 svg:font-family="'Trebuchet MS'"/>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rebuchet MS1" fo:font-size="10pt" style:font-size-asian="10pt" style:font-size-complex="10pt"/>
    </style:style>
    <style:style style:name="MP2" style:family="paragraph" style:parent-style-name="Header">
      <style:paragraph-properties fo:text-align="center" style:justify-single-word="false"/>
      <style:text-properties style:font-name="Trebuchet MS1"/>
    </style:style>
    <style:style style:name="MP3" style:family="paragraph" style:parent-style-name="Footer">
      <style:paragraph-properties fo:text-align="center" style:justify-single-word="false"/>
      <style:text-properties style:font-name="Trebuchet MS1"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arcassonne Solitaire - Documentation</text:p>
        <text:p text:style-name="Horizontal_20_Line"/>
        <text:p text:style-name="MP2"/>
      </style:header>
      <style:footer>
        <text:p text:style-name="Horizontal_20_Line"/>
        <text:p text:style-name="MP3">Page <text:page-number text:select-page="current">9</text:page-number> of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zemysław Rosiński</meta:initial-creator>
    <meta:creation-date>2011-10-26T09:40:44.22</meta:creation-date>
    <meta:printed-by>Przemysław Rosiński</meta:printed-by>
    <meta:print-date>2011-10-26T09:54:00.37</meta:print-date>
    <dc:date>2011-10-28T19:47:36.32</dc:date>
    <dc:creator>Przemysław Rosiński</dc:creator>
    <meta:editing-duration>PT1H14M5S</meta:editing-duration>
    <meta:editing-cycles>2</meta:editing-cycles>
    <meta:generator>OpenOffice.org/3.3$Win32 OpenOffice.org_project/330m20$Build-9567</meta:generator>
    <meta:document-statistic meta:table-count="1" meta:image-count="0" meta:object-count="5" meta:page-count="9" meta:paragraph-count="214" meta:word-count="2177" meta:character-count="12467"/>
  </office:meta>
</office:document-meta>
</file>

<file path=Object 1/content.xml><?xml version="1.0" encoding="utf-8"?>
<math xmlns="http://www.w3.org/1998/Math/MathML">
  <semantics>
    <mrow>
      <mrow>
        <mrow>
          <mrow>
            <mi>n</mi>
            <mo stretchy="false">+</mo>
            <mn>1</mn>
          </mrow>
          <mo stretchy="false">+</mo>
          <mrow>
            <msubsup>
              <mo stretchy="false">∑</mo>
              <mrow>
                <mi>i</mi>
                <mo stretchy="false">=</mo>
                <mn>1</mn>
              </mrow>
              <mrow>
                <mi>n</mi>
                <mo stretchy="false">−</mo>
                <mn>1</mn>
              </mrow>
            </msubsup>
            <mrow>
              <mo stretchy="false">[</mo>
              <mrow>
                <mn>4</mn>
                <mi>i</mi>
              </mrow>
              <mo stretchy="false">]</mo>
            </mrow>
          </mrow>
        </mrow>
        <mo stretchy="false">+</mo>
        <mrow>
          <msubsup>
            <mo stretchy="false">∑</mo>
            <mrow>
              <mi>i</mi>
              <mo stretchy="false">=</mo>
              <mn>1</mn>
            </mrow>
            <mrow>
              <mi>n</mi>
              <mo stretchy="false">−</mo>
              <mn>1</mn>
            </mrow>
          </msubsup>
          <mrow>
            <mo stretchy="false">[</mo>
            <mrow>
              <mn>4</mn>
              <mrow>
                <mi>i</mi>
                <mo stretchy="false">∗</mo>
                <mn>4</mn>
              </mrow>
              <mrow>
                <mo stretchy="false">(</mo>
                <mrow>
                  <mi>n</mi>
                  <mo stretchy="false">−</mo>
                  <mn>1</mn>
                </mrow>
                <mo stretchy="false">)</mo>
              </mrow>
            </mrow>
            <mo stretchy="false">]</mo>
          </mrow>
        </mrow>
      </mrow>
      <mo stretchy="false">+</mo>
      <mrow>
        <msubsup>
          <mo stretchy="false">∑</mo>
          <mrow>
            <mi>i</mi>
            <mo stretchy="false">=</mo>
            <mn>1</mn>
          </mrow>
          <mrow>
            <mi>n</mi>
            <mo stretchy="false">−</mo>
            <mn>1</mn>
          </mrow>
        </msubsup>
        <mrow>
          <mo stretchy="false">[</mo>
          <mrow>
            <mn>4</mn>
            <mrow>
              <mi>i</mi>
              <mo stretchy="false">∗</mo>
              <mrow>
                <mo stretchy="false">(</mo>
                <mrow>
                  <mi>n</mi>
                  <mo stretchy="false">−</mo>
                  <mi>i</mi>
                </mrow>
                <mo stretchy="false">)</mo>
              </mrow>
            </mrow>
          </mrow>
          <mo stretchy="false">]</mo>
        </mrow>
      </mrow>
    </mrow>
    <annotation encoding="StarMath 5.0">n+1+sum_{{i}=1}^{n-1}{[4{i}]}+sum_{{i}=1}^{n-1}{[4{i}*4(n-1)]}+sum_{i=1}^{n-1}{[4{i}*(n-{i})]}</annotation>
  </semantics>
</math>
</file>

<file path=Object 2/content.xml><?xml version="1.0" encoding="utf-8"?>
<math xmlns="http://www.w3.org/1998/Math/MathML">
  <semantics>
    <mrow>
      <mi>O</mi>
      <mrow>
        <mo stretchy="false">(</mo>
        <msup>
          <mi>n</mi>
          <mn>3</mn>
        </msup>
        <mo stretchy="false">)</mo>
      </mrow>
    </mrow>
    <annotation encoding="StarMath 5.0">O(n^3)</annotation>
  </semantics>
</math>
</file>

<file path=Object 3/content.xml><?xml version="1.0" encoding="utf-8"?>
<math xmlns="http://www.w3.org/1998/Math/MathML">
  <semantics>
    <mrow>
      <mi>O</mi>
      <mrow>
        <mo stretchy="false">(</mo>
        <msup>
          <mi>n</mi>
          <mn>3</mn>
        </msup>
        <mo stretchy="false">)</mo>
      </mrow>
    </mrow>
    <annotation encoding="StarMath 5.0">O(n^3)</annotation>
  </semantics>
</math>
</file>

<file path=Object 4/content.xml><?xml version="1.0" encoding="utf-8"?>
<math xmlns="http://www.w3.org/1998/Math/MathML">
  <semantics>
    <mrow>
      <mi>O</mi>
      <mrow>
        <mo stretchy="false">(</mo>
        <msup>
          <mi>n</mi>
          <mn>3</mn>
        </msup>
        <mo stretchy="false">)</mo>
      </mrow>
    </mrow>
    <annotation encoding="StarMath 5.0">O(n^3)</annotation>
  </semantics>
</math>
</file>

<file path=Object 5/content.xml><?xml version="1.0" encoding="utf-8"?>
<math xmlns="http://www.w3.org/1998/Math/MathML">
  <semantics>
    <mrow>
      <mi>O</mi>
      <mrow>
        <mo stretchy="false">(</mo>
        <msup>
          <mi>n</mi>
          <mn>2</mn>
        </msup>
        <mo stretchy="false">)</mo>
      </mrow>
    </mrow>
    <annotation encoding="StarMath 5.0">O(n^2)</annotation>
  </semantics>
</math>
</file>